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est.testWs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est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est.pars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Test.testWss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est.pars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st.ipv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est.extractI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st.parseNo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est.parse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est.extra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est.parse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